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回路網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Room 1</text:p>
          </table:table-cell>
          <table:table-cell office:value-type="string">
            <text:p>Plywood</text:p>
          </table:table-cell>
          <table:table-cell office:value-type="string">
            <text:p>Concrete</text:p>
          </table:table-cell>
          <table:table-cell office:value-type="string">
            <text:p>Air gap</text:p>
          </table:table-cell>
          <table:table-cell office:value-type="string">
            <text:p>Rock wool</text:p>
          </table:table-cell>
          <table:table-cell office:value-type="string">
            <text:p>Room 2</text:p>
          </table:table-cell>
          <table:table-cell table:number-columns-repeated="2"/>
          <table:table-cell office:value-type="string">
            <text:p>R</text:p>
          </table:table-cell>
          <table:table-cell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 table:formula="of:=[.J2]+[.J3]/2" office:value-type="float" office:value="0.174">
            <text:p>0.174</text:p>
          </table:table-cell>
        </table:table-row>
        <table:table-row table:style-name="ro1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4.3">
            <text:p>14.3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合板</text:p>
          </table:table-cell>
          <table:table-cell table:style-name="ce2" office:value-type="float" office:value="0.132">
            <text:p>0.1320</text:p>
          </table:table-cell>
          <table:table-cell table:style-name="ce3" table:formula="of:=[.J3]/2+[.J4]/2" office:value-type="float" office:value="0.1089">
            <text:p>0.109</text:p>
          </table:table-cell>
        </table:table-row>
        <table:table-row table:style-name="ro1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コンクリ</text:p>
          </table:table-cell>
          <table:table-cell table:style-name="ce2" office:value-type="float" office:value="0.0858">
            <text:p>0.0858</text:p>
          </table:table-cell>
          <table:table-cell table:style-name="ce3" table:formula="of:=[.J4]/2+[.J5]/2" office:value-type="float" office:value="0.0859">
            <text:p>0.086</text:p>
          </table:table-cell>
        </table:table-row>
        <table:table-row table:style-name="ro1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8">
            <text:p>14.8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0.8">
            <text:p>10.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空気</text:p>
          </table:table-cell>
          <table:table-cell table:style-name="ce2" office:value-type="float" office:value="0.086">
            <text:p>0.0860</text:p>
          </table:table-cell>
          <table:table-cell table:style-name="ce3" table:formula="of:=[.J5]/2+[.J6]/2" office:value-type="float" office:value="0.638">
            <text:p>0.638</text:p>
          </table:table-cell>
        </table:table-row>
        <table:table-row table:style-name="ro1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1">
            <text:p>12.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ロックウール</text:p>
          </table:table-cell>
          <table:table-cell table:style-name="ce2" office:value-type="float" office:value="1.19">
            <text:p>1.1900</text:p>
          </table:table-cell>
          <table:table-cell table:style-name="ce3" table:formula="of:=[.J6]/2+[.J7]" office:value-type="float" office:value="0.703">
            <text:p>0.703</text:p>
          </table:table-cell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3">
            <text:p>15.3</text:p>
          </table:table-cell>
          <table:table-cell office:value-type="float" office:value="12.5">
            <text:p>12.5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/>
        </table:table-row>
        <table:table-row table:style-name="ro1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2.7">
            <text:p>12.7</text:p>
          </table:table-cell>
          <table:table-cell office:value-type="float" office:value="11.3">
            <text:p>11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8">
            <text:p>15.8</text:p>
          </table:table-cell>
          <table:table-cell office:value-type="float" office:value="13.2">
            <text:p>13.2</text:p>
          </table:table-cell>
          <table:table-cell office:value-type="float" office:value="13">
            <text:p>13</text:p>
          </table:table-cell>
          <table:table-cell office:value-type="float" office:value="11.5">
            <text:p>11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.5">
            <text:p>13.5</text:p>
          </table:table-cell>
          <table:table-cell office:value-type="float" office:value="13.3">
            <text:p>13.3</text:p>
          </table:table-cell>
          <table:table-cell office:value-type="float" office:value="11.7">
            <text:p>11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3.8">
            <text:p>13.8</text:p>
          </table:table-cell>
          <table:table-cell office:value-type="float" office:value="13.6">
            <text:p>13.6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3">
            <text:p>16.3</text:p>
          </table:table-cell>
          <table:table-cell office:value-type="float" office:value="14.1">
            <text:p>14.1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5">
            <text:p>16.5</text:p>
          </table:table-cell>
          <table:table-cell office:value-type="float" office:value="14.4">
            <text:p>14.4</text:p>
          </table:table-cell>
          <table:table-cell office:value-type="float" office:value="14.1">
            <text:p>14.1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6">
            <text:p>14.6</text:p>
          </table:table-cell>
          <table:table-cell office:value-type="float" office:value="14.3">
            <text:p>14.3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8">
            <text:p>16.8</text:p>
          </table:table-cell>
          <table:table-cell office:value-type="float" office:value="14.8">
            <text:p>14.8</text:p>
          </table:table-cell>
          <table:table-cell office:value-type="float" office:value="14.5">
            <text:p>14.5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1">
            <text:p>15.1</text:p>
          </table:table-cell>
          <table:table-cell office:value-type="float" office:value="14.7">
            <text:p>14.7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3">
            <text:p>15.3</text:p>
          </table:table-cell>
          <table:table-cell office:value-type="float" office:value="14.9">
            <text:p>14.9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5">
            <text:p>15.5</text:p>
          </table:table-cell>
          <table:table-cell office:value-type="float" office:value="15.1">
            <text:p>15.1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6">
            <text:p>15.6</text:p>
          </table:table-cell>
          <table:table-cell office:value-type="float" office:value="15.3">
            <text:p>15.3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5.8">
            <text:p>15.8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">
            <text:p>16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1">
            <text:p>16.1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2">
            <text:p>16.2</text:p>
          </table:table-cell>
          <table:table-cell office:value-type="float" office:value="15.9">
            <text:p>15.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>
            <draw:frame table:end-cell-address="回路網.I43" table:end-x="2.259cm" table:end-y="0.144cm" draw:z-index="0" draw:style-name="gr1" svg:width="13.641cm" svg:height="6.532cm" svg:x="2.167cm" svg:y="0.07cm">
              <draw:object draw:notify-on-update-of-ranges="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差分法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Room 1</text:p>
          </table:table-cell>
          <table:table-cell office:value-type="string">
            <text:p>Plywood</text:p>
          </table:table-cell>
          <table:table-cell office:value-type="string">
            <text:p>Concrete</text:p>
          </table:table-cell>
          <table:table-cell office:value-type="string">
            <text:p>Air gap</text:p>
          </table:table-cell>
          <table:table-cell office:value-type="string">
            <text:p>Rock wool</text:p>
          </table:table-cell>
          <table:table-cell office:value-type="string">
            <text:p>Room 2</text:p>
          </table:table-cell>
          <table:table-cell table:number-columns-repeated="4"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2.9">
            <text:p>12.9</text:p>
          </table:table-cell>
          <table:table-cell office:value-type="float" office:value="10.5">
            <text:p>10.5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1">
            <text:p>11</text:p>
          </table:table-cell>
          <table:table-cell office:value-type="float" office:value="10.5">
            <text:p>10.5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2">
            <text:p>14.2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0.4">
            <text:p>10.4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10.6">
            <text:p>10.6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12.3">
            <text:p>12.3</text:p>
          </table:table-cell>
          <table:table-cell office:value-type="float" office:value="11.6">
            <text:p>11.6</text:p>
          </table:table-cell>
          <table:table-cell office:value-type="float" office:value="10.9">
            <text:p>10.9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1">
            <text:p>11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1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4">
            <text:p>15.4</text:p>
          </table:table-cell>
          <table:table-cell office:value-type="float" office:value="13.1">
            <text:p>13.1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3.4">
            <text:p>13.4</text:p>
          </table:table-cell>
          <table:table-cell office:value-type="float" office:value="12.7">
            <text:p>12.7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5.9">
            <text:p>15.9</text:p>
          </table:table-cell>
          <table:table-cell office:value-type="float" office:value="13.7">
            <text:p>13.7</text:p>
          </table:table-cell>
          <table:table-cell office:value-type="float" office:value="13.1">
            <text:p>13.1</text:p>
          </table:table-cell>
          <table:table-cell office:value-type="float" office:value="11.6">
            <text:p>11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4">
            <text:p>14</text:p>
          </table:table-cell>
          <table:table-cell office:value-type="float" office:value="13.4">
            <text:p>13.4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2">
            <text:p>16.2</text:p>
          </table:table-cell>
          <table:table-cell office:value-type="float" office:value="14.3">
            <text:p>14.3</text:p>
          </table:table-cell>
          <table:table-cell office:value-type="float" office:value="13.6">
            <text:p>13.6</text:p>
          </table:table-cell>
          <table:table-cell office:value-type="float" office:value="11.9">
            <text:p>11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4">
            <text:p>16.4</text:p>
          </table:table-cell>
          <table:table-cell office:value-type="float" office:value="14.6">
            <text:p>14.6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8">
            <text:p>14.8</text:p>
          </table:table-cell>
          <table:table-cell office:value-type="float" office:value="14.2">
            <text:p>14.2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7">
            <text:p>16.7</text:p>
          </table:table-cell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2">
            <text:p>15.2</text:p>
          </table:table-cell>
          <table:table-cell office:value-type="float" office:value="14.6">
            <text:p>14.6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4">
            <text:p>15.4</text:p>
          </table:table-cell>
          <table:table-cell office:value-type="float" office:value="14.8">
            <text:p>14.8</text:p>
          </table:table-cell>
          <table:table-cell office:value-type="float" office:value="12.5">
            <text:p>12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6">
            <text:p>15.6</text:p>
          </table:table-cell>
          <table:table-cell office:value-type="float" office:value="15">
            <text:p>15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8">
            <text:p>15.8</text:p>
          </table:table-cell>
          <table:table-cell office:value-type="float" office:value="15.2">
            <text:p>15.2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6">
            <text:p>16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.1">
            <text:p>16.1</text:p>
          </table:table-cell>
          <table:table-cell office:value-type="float" office:value="15.5">
            <text:p>15.5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3">
            <text:p>16.3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5.8">
            <text:p>15.8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6">
            <text:p>16.6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>
            <draw:frame table:end-cell-address="差分法.I43" table:end-x="2.259cm" table:end-y="0.146cm" draw:z-index="0" draw:style-name="gr1" svg:width="13.641cm" svg:height="6.534cm" svg:x="2.167cm" svg:y="0.07cm">
              <draw:object draw:notify-on-update-of-ranges="回路網.A1:回路網.A1 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010/03/27</text:date>, <text:time>15:20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17T16:08:00.26</meta:creation-date>
    <dc:date>2010-03-27T15:20:08.62</dc:date>
    <meta:editing-duration>PT03H50M20S</meta:editing-duration>
    <meta:editing-cycles>8</meta:editing-cycles>
    <meta:generator>OpenOffice.org/3.2$Win32 OpenOffice.org_project/320m12$Build-9483</meta:generator>
    <meta:document-statistic meta:table-count="2" meta:cell-count="3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3cm" svg:stroke-color="#aecf00" draw:fill-color="#aecf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3cm" svg:stroke-color="#23ff23" draw:fill-color="#23ff23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3cm" svg:stroke-color="#3deb3d" draw:fill-color="#3deb3d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3cm" svg:stroke-color="#33cc66" draw:fill-color="#33cc6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3cm" svg:stroke-color="#00ae00" draw:fill-color="#00ae0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3cm" svg:stroke-color="#7da647" draw:fill-color="#7da647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3cm" svg:stroke-color="#5c8526" draw:fill-color="#5c8526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 style:data-style-name="N0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 style:data-style-name="N0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 style:data-style-name="N0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 style:data-style-name="N0">
      <style:chart-properties chart:symbol-type="none"/>
      <style:graphic-properties svg:stroke-width="0.03cm"/>
      <style:text-properties fo:font-size="6pt" style:font-size-asian="6pt" style:font-size-complex="6pt"/>
    </style:style>
    <style:style style:name="ch24" style:family="chart" style:data-style-name="N0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 style:data-style-name="N0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 style:data-style-name="N0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 style:data-style-name="N0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 style:data-style-name="N0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 style:data-style-name="N0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 style:data-style-name="N0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3.642cm" svg:height="6.533cm" xlink:href=".." chart:class="chart:line" chart:style-name="ch1">
        <chart:legend chart:legend-position="end" svg:x="10.829cm" svg:y="0.796cm" chart:style-name="ch2"/>
        <chart:plot-area chart:style-name="ch3" table:cell-range-address="回路網.A1:回路網.G24" chart:data-source-has-labels="both" svg:x="0.343cm" svg:y="0.13cm" svg:width="10.215cm" svg:height="6.143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4.334cm" chart:style-name="ch6">
              <text:p>Temperature [C]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Room 1</text:p>
              </table:table-cell>
              <table:table-cell office:value-type="string">
                <text:p>Plywood</text:p>
              </table:table-cell>
              <table:table-cell office:value-type="string">
                <text:p>Concrete</text:p>
              </table:table-cell>
              <table:table-cell office:value-type="string">
                <text:p>Air gap</text:p>
              </table:table-cell>
              <table:table-cell office:value-type="string">
                <text:p>Rock wool</text:p>
              </table:table-cell>
              <table:table-cell office:value-type="string">
                <text:p>Room 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axis-position="0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/>
      <style:graphic-properties svg:stroke-width="0.03cm" svg:stroke-color="#aecf00" draw:fill-color="#aecf0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3cm" svg:stroke-color="#23ff23" draw:fill-color="#23ff23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3cm" svg:stroke-color="#3deb3d" draw:fill-color="#3deb3d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3cm" svg:stroke-color="#33cc66" draw:fill-color="#33cc6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3cm" svg:stroke-color="#00ae00" draw:fill-color="#00ae00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3cm" svg:stroke-color="#7da647" draw:fill-color="#7da647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3cm" svg:stroke-color="#5c8526" draw:fill-color="#5c8526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 style:data-style-name="N0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 style:data-style-name="N0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 style:data-style-name="N0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 style:data-style-name="N0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 style:data-style-name="N0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 style:data-style-name="N0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 style:data-style-name="N0">
      <style:chart-properties chart:symbol-type="none"/>
      <style:graphic-properties svg:stroke-width="0.03cm"/>
      <style:text-properties fo:font-size="6pt" style:font-size-asian="6pt" style:font-size-complex="6pt"/>
    </style:style>
    <style:style style:name="ch24" style:family="chart" style:data-style-name="N0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 style:data-style-name="N0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 style:data-style-name="N0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 style:data-style-name="N0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 style:data-style-name="N0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 style:data-style-name="N0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 style:data-style-name="N0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draw:fill="none" draw:fill-color="#e6e6e6"/>
    </style:style>
    <style:style style:name="ch32" style:family="chart">
      <style:graphic-properties svg:stroke-color="#b3b3b3" draw:fill-color="#cccccc"/>
    </style:style>
  </office:automatic-styles>
  <office:body>
    <office:chart>
      <chart:chart svg:width="13.642cm" svg:height="6.535cm" xlink:href=".." chart:class="chart:line" chart:style-name="ch1">
        <chart:legend chart:legend-position="end" svg:x="10.829cm" svg:y="0.797cm" chart:style-name="ch2"/>
        <chart:plot-area chart:style-name="ch3" table:cell-range-address="回路網.A1:回路網.G24" chart:data-source-has-labels="both" svg:x="0.343cm" svg:y="0.13cm" svg:width="10.215cm" svg:height="6.145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4.335cm" chart:style-name="ch6">
              <text:p>Temperature [C]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Room 1</text:p>
              </table:table-cell>
              <table:table-cell office:value-type="string">
                <text:p>Plywood</text:p>
              </table:table-cell>
              <table:table-cell office:value-type="string">
                <text:p>Concrete</text:p>
              </table:table-cell>
              <table:table-cell office:value-type="string">
                <text:p>Air gap</text:p>
              </table:table-cell>
              <table:table-cell office:value-type="string">
                <text:p>Rock wool</text:p>
              </table:table-cell>
              <table:table-cell office:value-type="string">
                <text:p>Room 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